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ContextConfigurationRuntimeHints.registerClasspathResourceDirectoryStructure( String directory , RuntimeHints runtimeHi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rgedContextConfigurationRuntimeHints.registerClasspathResources( String [ ] paths , RuntimeHints runtimeHin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ContextConfigurationRuntimeHints.loadWebMergedContextConfiguration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rgedContextConfigurationRuntimeHints.loadGetResourceBasePath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ContextConfigurationRuntimeHints.registerHints( RuntimeHints runtimeHints , MergedContextConfiguration mergedConfig , ClassLoader class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ergedContextConfigurationRuntimeHints.registerDeclaredConstructors( Class &lt; ? &gt; type , RuntimeHints runtime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